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84cm"/>
    </style:style>
    <style:style style:name="co2" style:family="table-column">
      <style:table-column-properties fo:break-before="auto" style:column-width="12.721cm"/>
    </style:style>
    <style:style style:name="co3" style:family="table-column">
      <style:table-column-properties fo:break-before="auto" style:column-width="3.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01cm"/>
    </style:style>
    <style:style style:name="co6" style:family="table-column">
      <style:table-column-properties fo:break-before="auto" style:column-width="7.09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角色</text:p>
          </table:table-cell>
          <table:table-cell table:style-name="ce1" office:value-type="string">
            <text:p>功能点</text:p>
          </table:table-cell>
          <table:table-cell table:style-name="ce1" office:value-type="string">
            <text:p>预计完成时间</text:p>
          </table:table-cell>
          <table:table-cell table:style-name="ce1" office:value-type="string">
            <text:p>备注</text:p>
          </table:table-cell>
        </table:table-row>
        <table:table-row table:style-name="ro2">
          <table:table-cell office:value-type="string">
            <text:p>产品组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登录功能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请假条填写，提交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外出申请填写，提交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待审核情况（提供详情查看和修改，销假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已审查情况（提供详情查看和销假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修改密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信息查询（基本信息，假期剩余，打卡记录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月统计功能（考勤和打卡记录的数据统计）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直接上级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请假，外出申请（与产品组是一样的）</text:p>
          </table:table-cell>
          <table:table-cell table:number-columns-repeated="2"/>
        </table:table-row>
        <table:table-row table:style-name="ro2">
          <table:table-cell office:value-type="string">
            <text:p>（自己数据和下属的数据）</text:p>
          </table:table-cell>
          <table:table-cell office:value-type="string">
            <text:p>待审核情况（与产品组是一样的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已受理（与产品组是一样的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修改密码(与产品组是一样的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信息查询(与产品组是一样的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团队管理待审查（提供详情查看和销假，受理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团队管理已受理（提供详情和销假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月统计功能（与产品组是一样的）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行政人资部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请假条，外出申请，待审查，已受理，修改密码，信息查询（都与产品组一样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团队管理待审查（提供详情查看和销假，受理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团队管理已受理（提供详情和销假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月统计功能（统计自己的和整个公司的）</text:p>
          </table:table-cell>
          <table:table-cell table:number-columns-repeated="2"/>
        </table:table-row>
        <table:table-row table:style-name="ro2" table:number-rows-repeated="104854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工作表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4">
          <table:table-cell table:style-name="ce2" office:value-type="string">
            <text:p>需求点1</text:p>
          </table:table-cell>
          <table:table-cell table:style-name="ce2" office:value-type="string">
            <text:p>需求点2</text:p>
          </table:table-cell>
          <table:table-cell table:style-name="ce2" office:value-type="string">
            <text:p>时间</text:p>
          </table:table-cell>
          <table:table-cell table:style-name="ce2" office:value-type="string">
            <text:p>备注</text:p>
          </table:table-cell>
        </table:table-row>
        <table:table-row table:style-name="ro2">
          <table:table-cell table:style-name="ce3" office:value-type="string" table:number-columns-spanned="1" table:number-rows-spanned="2">
            <text:p>帐号系统</text:p>
          </table:table-cell>
          <table:table-cell office:value-type="string">
            <text:p>创建用户</text:p>
          </table:table-cell>
          <table:table-cell table:style-name="ce3" office:value-type="string">
            <text:p>3.5号</text:p>
          </table:table-cell>
          <table:table-cell table:style-name="ce3"/>
        </table:table-row>
        <table:table-row table:style-name="ro5">
          <table:covered-table-cell table:style-name="ce3" office:value-type="string">
            <text:p>登录</text:p>
          </table:covered-table-cell>
          <table:table-cell office:value-type="string">
            <text:p>修改用户</text:p>
          </table:table-cell>
          <table:table-cell table:style-name="ce4" office:value-type="string">
            <text:p>3.5号</text:p>
          </table:table-cell>
          <table:table-cell/>
        </table:table-row>
        <table:table-row table:style-name="ro2">
          <table:table-cell table:style-name="ce3"/>
          <table:table-cell office:value-type="string">
            <text:p>修改密码</text:p>
          </table:table-cell>
          <table:table-cell table:style-name="ce4" office:value-type="string">
            <text:p>3.5号</text:p>
          </table:table-cell>
          <table:table-cell/>
        </table:table-row>
        <table:table-row table:style-name="ro2">
          <table:table-cell table:style-name="ce3" office:value-type="string" table:number-columns-spanned="1" table:number-rows-spanned="5">
            <text:p>请假</text:p>
          </table:table-cell>
          <table:table-cell office:value-type="string">
            <text:p>用户登录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填写请假条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查看自己的请假条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销假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上级审批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行政查看</text:p>
          </table:table-cell>
          <table:table-cell table:number-columns-repeated="2"/>
        </table:table-row>
        <table:table-row table:style-name="ro2">
          <table:table-cell office:value-type="string">
            <text:p>考勤</text:p>
          </table:table-cell>
          <table:table-cell office:value-type="string">
            <text:p>个人考勤查看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行政考勤管理（修改，查看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考勤与请假进行数据对比查看异常</text:p>
          </table:table-cell>
          <table:table-cell table:number-columns-repeated="2"/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00／00／00</text:date>, <text:time style:data-style-name="N2" text:time-value="0000-00-00T10:05:2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rt </meta:initial-creator>
    <meta:creation-date>2014-02-27T15:42:26</meta:creation-date>
    <dc:date>2014-03-05T11:57:06</dc:date>
    <dc:creator>Abert </dc:creator>
    <meta:editing-duration>PT12M1S</meta:editing-duration>
    <meta:editing-cycles>6</meta:editing-cycles>
    <meta:generator>LibreOffice/4.0.2.2$Linux_X86_64 LibreOffice_project/400m0$Build-2</meta:generator>
    <meta:document-statistic meta:table-count="2" meta:cell-count="51" meta:object-count="0"/>
  </office:meta>
</office:document-meta>
</file>